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FZSongTi" svg:font-family="FZSongT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-BoldMT" svg:font-family="Arial-BoldMT" style:font-family-generic="swiss"/>
    <style:font-face style:name="ArialMT" svg:font-family="ArialMT" style:font-family-generic="swiss"/>
    <style:font-face style:name="TimesNewRomanPSMT" svg:font-family="TimesNewRomanPSMT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center"/>
      <style:text-properties style:font-name="Arial-BoldMT" style:font-name-asian="Arial-BoldMT" style:font-name-complex="Arial-BoldMT" fo:font-size="16pt" style:font-size-asian="16pt" style:font-size-complex="16pt"/>
    </style:style>
    <style:style style:name="P2" style:parent-style-name="Standard" style:family="paragraph">
      <style:paragraph-properties style:text-autospace="none" fo:text-align="center"/>
      <style:text-properties style:font-name="Arial-BoldMT" style:font-name-asian="Arial-BoldMT" style:font-name-complex="Arial-BoldMT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style:text-autospace="none" fo:text-align="center"/>
      <style:text-properties style:font-name="Arial-BoldMT" style:font-name-asian="Arial-BoldMT" style:font-name-complex="Arial-BoldMT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style:text-autospace="none"/>
      <style:text-properties style:font-name="Arial-BoldMT" style:font-name-asian="Arial-BoldMT" style:font-name-complex="Arial-BoldMT"/>
    </style:style>
    <style:style style:name="P5" style:parent-style-name="Standard" style:family="paragraph">
      <style:paragraph-properties style:text-autospace="none"/>
      <style:text-properties style:font-name="Arial-BoldMT" style:font-name-asian="Arial-BoldMT" style:font-name-complex="Arial-BoldMT"/>
    </style:style>
    <style:style style:name="P6" style:parent-style-name="Standard" style:family="paragraph">
      <style:paragraph-properties style:text-autospace="none"/>
    </style:style>
    <style:style style:name="T7" style:parent-style-name="Bekezdésalapbetűtípusa" style:family="text">
      <style:text-properties style:font-name="ArialMT" style:font-name-asian="ArialMT" style:font-name-complex="ArialMT" fo:font-size="11pt" style:font-size-asian="11pt" style:font-size-complex="11pt"/>
    </style:style>
    <style:style style:name="T8" style:parent-style-name="Bekezdésalapbetűtípusa" style:family="text">
      <style:text-properties style:font-name="ArialMT" style:font-name-asian="ArialMT" style:font-name-complex="ArialMT" fo:font-size="11pt" style:font-size-asian="11pt" style:font-size-complex="11pt"/>
    </style:style>
    <style:style style:name="T9" style:parent-style-name="Bekezdésalapbetűtípusa" style:family="text">
      <style:text-properties style:font-name="ArialMT" style:font-name-asian="ArialMT" style:font-name-complex="ArialMT" fo:font-size="11pt" style:font-size-asian="11pt" style:font-size-complex="11pt"/>
    </style:style>
    <style:style style:name="T10" style:parent-style-name="Bekezdésalapbetűtípusa" style:family="text">
      <style:text-properties style:font-name="ArialMT" style:font-name-asian="ArialMT" style:font-name-complex="ArialMT" fo:font-size="11pt" style:font-size-asian="11pt" style:font-size-complex="11pt"/>
    </style:style>
    <style:style style:name="T11" style:parent-style-name="Bekezdésalapbetűtípusa" style:family="text">
      <style:text-properties style:font-name="ArialMT" style:font-name-asian="ArialMT" style:font-name-complex="ArialMT" fo:font-size="11pt" style:font-size-asian="11pt" style:font-size-complex="11pt"/>
    </style:style>
    <style:style style:name="T12" style:parent-style-name="Bekezdésalapbetűtípusa" style:family="text">
      <style:text-properties style:font-name="ArialMT" style:font-name-asian="ArialMT" style:font-name-complex="ArialMT" fo:font-size="11pt" style:font-size-asian="11pt" style:font-size-complex="11pt"/>
    </style:style>
    <style:style style:name="T13" style:parent-style-name="Bekezdésalapbetűtípusa" style:family="text">
      <style:text-properties style:font-name="ArialMT" style:font-name-asian="ArialMT" style:font-name-complex="ArialMT" fo:font-size="11pt" style:font-size-asian="11pt" style:font-size-complex="11pt"/>
    </style:style>
    <style:style style:name="T14" style:parent-style-name="Bekezdésalapbetűtípusa" style:family="text">
      <style:text-properties style:font-name="ArialMT" style:font-name-asian="ArialMT" style:font-name-complex="ArialMT" fo:font-size="11pt" style:font-size-asian="11pt" style:font-size-complex="11pt" style:text-underline-type="single" style:text-underline-style="solid" style:text-underline-width="auto" style:text-underline-mode="continuous"/>
    </style:style>
    <style:style style:name="T15" style:parent-style-name="Bekezdésalapbetűtípusa" style:family="text">
      <style:text-properties style:font-name="ArialMT" style:font-name-asian="ArialMT" style:font-name-complex="ArialMT" fo:font-size="11pt" style:font-size-asian="11pt" style:font-size-complex="11pt"/>
    </style:style>
    <style:style style:name="P16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17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18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19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20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21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22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23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24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25" style:parent-style-name="Standard" style:family="paragraph">
      <style:paragraph-properties style:text-autospace="none"/>
      <style:text-properties style:font-name="ArialMT" style:font-name-asian="ArialMT" style:font-name-complex="ArialMT" fo:font-size="11pt" style:font-size-asian="11pt" style:font-size-complex="11pt"/>
    </style:style>
    <style:style style:name="P26" style:parent-style-name="Standard" style:family="paragraph">
      <style:paragraph-properties style:text-autospace="none" fo:text-align="end"/>
      <style:text-properties style:font-name="ArialMT" style:font-name-asian="ArialMT" style:font-name-complex="ArialMT" fo:font-size="11pt" style:font-size-asian="11pt" style:font-size-complex="11pt"/>
    </style:style>
    <style:style style:name="P27" style:parent-style-name="Standard" style:family="paragraph">
      <style:paragraph-properties style:text-autospace="none" fo:text-align="end"/>
      <style:text-properties style:font-name="ArialMT" style:font-name-asian="ArialMT" style:font-name-complex="ArialMT" fo:font-size="11pt" style:font-size-asian="11pt" style:font-size-complex="11pt"/>
    </style:style>
    <style:style style:name="P28" style:parent-style-name="Standard" style:family="paragraph">
      <style:paragraph-properties style:text-autospace="none"/>
      <style:text-properties style:font-name="TimesNewRomanPSMT" style:font-name-asian="TimesNewRomanPSMT" style:font-name-complex="TimesNewRomanPSMT" fo:font-size="11pt" style:font-size-asian="11pt" style:font-size-complex="11pt"/>
    </style:style>
    <style:style style:name="P29" style:parent-style-name="Standard" style:family="paragraph">
      <style:paragraph-properties style:text-autospace="none"/>
      <style:text-properties style:font-name="TimesNewRomanPSMT" style:font-name-asian="TimesNewRomanPSMT" style:font-name-complex="TimesNewRomanPSMT" fo:font-size="11pt" style:font-size-asian="11pt" style:font-size-complex="11pt"/>
    </style:style>
    <style:style style:name="P30" style:parent-style-name="Standard" style:family="paragraph">
      <style:paragraph-properties style:text-autospace="none"/>
    </style:style>
    <style:style style:name="T31" style:parent-style-name="Bekezdésalapbetűtípusa" style:family="text">
      <style:text-properties style:font-name="ArialMT" style:font-name-asian="ArialMT" style:font-name-complex="ArialMT" fo:font-size="11pt" style:font-size-asian="11pt" style:font-size-complex="11pt"/>
    </style:style>
  </office:automatic-styles>
  <office:body>
    <office:text text:use-soft-page-breaks="true">
      <text:p text:style-name="P1"/>
      <text:p text:style-name="P2">GENERAL CONDITIONS</text:p>
      <text:p text:style-name="P3">FOR THE USE OF COMPUTER SOFTWARE</text:p>
      <text:p text:style-name="P4"/>
      <text:p text:style-name="P5"/>
      <text:p text:style-name="P6"><text:span text:style-name="T7">1.<text:s/></text:span><text:span text:style-name="T8">Institute of Nuclear Techniques of Budapest University of Technology and Economics<text:s/></text:span><text:span text:style-name="T9">(</text:span><text:span text:style-name="T10">BME-NTI</text:span><text:span text:style-name="T11">)</text:span><text:span text:style-name="T12"><text:s/>allows the undersigning party (IPP Garching) to use the computer software NTI Wavelet Tools (</text:span><text:span text:style-name="T13">https://deep.reak.bme.hu/projects/wavelet)<text:s/></text:span><text:span text:style-name="T14">provided</text:span><text:span text:style-name="T15"><text:s/>that this software will be used exclusively for non-commercial research purposes.</text:span></text:p>
      <text:p text:style-name="P16"/>
      <text:p text:style-name="P17">2. The undersigning party agrees, therefore, not to exploit this software commercially or to transfer it to third parties<text:s/>without prior written consent of BME-NTI.</text:p>
      <text:p text:style-name="P18"/>
      <text:p text:style-name="P19">3. The undersigning party agrees, not to use the software for military purposes or any other purpose falling under the provisions for non-proliferation.</text:p>
      <text:p text:style-name="P20"/>
      <text:p text:style-name="P21">4. BME-NTI provides no guarantee that the software is in good running order. No liability can be accepted for damage or injury arising from use of the software. Furthermore, BME-NTI provides no guarantee that the use of the computer software will not involve any infringement of copyright. The undersigning party will notify BME-NTI when it discovers that the software contains any error or infringes any copyright.</text:p>
      <text:p text:style-name="P22"/>
      <text:p text:style-name="P23">5. The undersigning party will, on request, put programs developed from the BME-NTI software at the disposal of BME-NTI under the same conditions. Furthermore the undersigning party agrees to state the names of BME-NTI and of the program provided when publishing research results obtained with the aid of this computer software.</text:p>
      <text:p text:style-name="P24"/>
      <text:p text:style-name="P25">6. Transfer of the software will involve no costs for<text:s/>BME-NTI.</text:p>
      <text:p text:style-name="P26">.......................................................</text:p>
      <text:p text:style-name="P27">date <text:s text:c="47"/></text:p>
      <text:p text:style-name="P28"/>
      <text:p text:style-name="P29">........................................................ <text:s text:c="57"/>........................................................</text:p>
      <text:p text:style-name="P30"><text:span text:style-name="T31">Stamp of Institution <text:s text:c="70"/>signature of us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FZSongTi" svg:font-family="FZSongT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-BoldMT" svg:font-family="Arial-BoldMT" style:font-family-generic="swiss"/>
    <style:font-face style:name="ArialMT" svg:font-family="ArialMT" style:font-family-generic="swiss"/>
    <style:font-face style:name="TimesNewRomanPSMT" svg:font-family="TimesNewRomanPSMT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FZSongT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Pokol Gergo</dc:creator>
    <meta:creation-date>2015-04-23T09:23:00Z</meta:creation-date>
    <dc:date>2015-04-23T08:05:00Z</dc:date>
    <meta:template xlink:href="Normal.dotm" xlink:type="simple"/>
    <meta:editing-cycles>3</meta:editing-cycles>
    <meta:editing-duration>PT600S</meta:editing-duration>
    <meta:document-statistic meta:page-count="1" meta:paragraph-count="3" meta:word-count="240" meta:character-count="1895" meta:row-count="13" meta:non-whitespace-character-count="1658"/>
  </office:meta>
</office:document-meta>
</file>